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20100000CD4000007AC7BA95030575F7F3F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Изображение1" text:anchor-type="char" svg:width="18cm" svg:height="10.765cm" draw:z-index="0"><draw:image xlink:href="Pictures/1000020100000CD4000007AC7BA95030575F7F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98419114844080">
            <table:table-cell table:style-name="TableBox98419114846064" office:value-type="string">
              <text:p text:style-name="MP5"/>
            </table:table-cell>
            <table:table-cell table:style-name="TableBox98419114851392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06T15:01:19.842412644</meta:creation-date>
    <dc:title>Default</dc:title>
    <meta:editing-cycles>2</meta:editing-cycles>
    <meta:editing-duration>PT13S</meta:editing-duration>
    <meta:generator>LibreOffice/6.4.7.2$Linux_X86_64 LibreOffice_project/40$Build-2</meta:generator>
    <dc:date>2024-05-06T15:02:41.798281598</dc:date>
    <meta:document-statistic meta:table-count="1" meta:image-count="1" meta:object-count="0" meta:page-count="1" meta:paragraph-count="10" meta:word-count="23" meta:character-count="86" meta:non-whitespace-character-count="73"/>
  </office:meta>
</office:document-meta>
</file>